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WebFluxConfigurationTests.responseBodyResul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legatingWebFluxConfigurationTests.resourceHandl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legatingWebFluxConfigurationTests.requestMappingHandl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legatingWebFluxConfigura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WebFluxConfigurationTests.requestMappingHandl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WebFluxConfigurationTests.webSock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WebFluxConfigurationTests.viewResolutionResul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